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mplementation # 1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02" calcext:value-type="float">
            <text:p>0.00102</text:p>
          </table:table-cell>
          <table:table-cell table:style-name="ce3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erial Time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73" calcext:value-type="float">
            <text:p>0.00073</text:p>
          </table:table-cell>
          <table:table-cell table:formula="of:=[.E3]/[.E4]" office:value-type="float" office:value="1.3972602739726" calcext:value-type="float">
            <text:p>1.397260274</text:p>
          </table:table-cell>
          <table:table-cell/>
        </table:table-row>
        <table:table-row table:style-name="ro1">
          <table:table-cell office:value-type="float" office:value="1.427121" calcext:value-type="float">
            <text:p>1.42712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043" calcext:value-type="float">
            <text:p>0.0043</text:p>
          </table:table-cell>
          <table:table-cell table:formula="of:=[.E3]/[.E5]" office:value-type="float" office:value="0.237209302325581" calcext:value-type="float">
            <text:p>0.2372093023</text:p>
          </table:table-cell>
          <table:table-cell/>
        </table:table-row>
        <table:table-row table:style-name="ro1">
          <table:table-cell office:value-type="float" office:value="0.024125" calcext:value-type="float">
            <text:p>0.02412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39407" calcext:value-type="float">
            <text:p>0.039407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0.000472" calcext:value-type="float">
            <text:p>0.00047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11829" calcext:value-type="float">
            <text:p>0.011829</text:p>
          </table:table-cell>
          <table:table-cell table:formula="of:=[.E6]/[.E7]" office:value-type="float" office:value="3.33138895933722" calcext:value-type="float">
            <text:p>3.33138895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29939" calcext:value-type="float">
            <text:p>0.029939</text:p>
          </table:table-cell>
          <table:table-cell table:formula="of:=[.E6]/[.E8]" office:value-type="float" office:value="1.31624302748923" calcext:value-type="float">
            <text:p>1.31624302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2293032" calcext:value-type="float">
            <text:p>2.229303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620617" calcext:value-type="float">
            <text:p>0.620617</text:p>
          </table:table-cell>
          <table:table-cell table:formula="of:=[.E9]/[.E10]" office:value-type="float" office:value="3.59207562796378" calcext:value-type="float">
            <text:p>3.5920756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32535" calcext:value-type="float">
            <text:p>0.832535</text:p>
          </table:table-cell>
          <table:table-cell table:formula="of:=[.E9]/[.E11]" office:value-type="float" office:value="2.67772910448209" calcext:value-type="float">
            <text:p>2.6777291045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est Implementation # 4 – added extra temp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115" calcext:value-type="float">
            <text:p>0.00111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45" calcext:value-type="float">
            <text:p>0.00045</text:p>
          </table:table-cell>
          <table:table-cell table:formula="of:=[.E17]/[.E18]" office:value-type="float" office:value="2.47777777777778" calcext:value-type="float">
            <text:p>2.4777777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16508" calcext:value-type="float">
            <text:p>0.016508</text:p>
          </table:table-cell>
          <table:table-cell table:formula="of:=[.E17]/[.E19]" office:value-type="float" office:value="0.0675430094499637" calcext:value-type="float">
            <text:p>0.06754300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47742" calcext:value-type="float">
            <text:p>0.0477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21865" calcext:value-type="float">
            <text:p>0.021865</text:p>
          </table:table-cell>
          <table:table-cell table:formula="of:=[.E20]/[.E21]" office:value-type="float" office:value="2.18348959524354" calcext:value-type="float">
            <text:p>2.18348959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43497" calcext:value-type="float">
            <text:p>0.043497</text:p>
          </table:table-cell>
          <table:table-cell table:formula="of:=[.E20]/[.E22]" office:value-type="float" office:value="1.09759293744396" calcext:value-type="float">
            <text:p>1.09759293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192299" calcext:value-type="float">
            <text:p>2.1922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592572" calcext:value-type="float">
            <text:p>0.592572</text:p>
          </table:table-cell>
          <table:table-cell table:formula="of:=[.E23]/[.E24]" office:value-type="float" office:value="3.69963312475109" calcext:value-type="float">
            <text:p>3.69963312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27131" calcext:value-type="float">
            <text:p>0.827131</text:p>
          </table:table-cell>
          <table:table-cell table:formula="of:=[.E23]/[.E25]" office:value-type="float" office:value="2.65048583598003" calcext:value-type="float">
            <text:p>2.650485836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mplementation #2- Jordan Added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776" calcext:value-type="float">
            <text:p>0.0007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437" calcext:value-type="float">
            <text:p>0.000437</text:p>
          </table:table-cell>
          <table:table-cell table:formula="of:=[.E30]/[.E31]" office:value-type="float" office:value="1.77574370709382" calcext:value-type="float">
            <text:p>1.77574370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15844" calcext:value-type="float">
            <text:p>0.015844</text:p>
          </table:table-cell>
          <table:table-cell table:formula="of:=[.E30]/[.E32]" office:value-type="float" office:value="0.0489775309265337" calcext:value-type="float">
            <text:p>0.04897753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38388" calcext:value-type="float">
            <text:p>0.0383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21834" calcext:value-type="float">
            <text:p>0.021834</text:p>
          </table:table-cell>
          <table:table-cell table:formula="of:=[.E33]/[.E34]" office:value-type="float" office:value="1.7581753228909" calcext:value-type="float">
            <text:p>1.75817532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36595" calcext:value-type="float">
            <text:p>0.036595</text:p>
          </table:table-cell>
          <table:table-cell table:formula="of:=[.E33]/[.E35]" office:value-type="float" office:value="1.0489957644487" calcext:value-type="float">
            <text:p>1.04899576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202961" calcext:value-type="float">
            <text:p>2.2029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609167" calcext:value-type="float">
            <text:p>0.609167</text:p>
          </table:table-cell>
          <table:table-cell table:formula="of:=[.E36]/[.E37]" office:value-type="float" office:value="3.61634986793441" calcext:value-type="float">
            <text:p>3.61634986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31312" calcext:value-type="float">
            <text:p>0.831312</text:p>
          </table:table-cell>
          <table:table-cell table:formula="of:=[.E36]/[.E38]" office:value-type="float" office:value="2.6499809938988" calcext:value-type="float">
            <text:p>2.649980993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mplementation #3- Simple for Added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Sample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peedUp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105" calcext:value-type="float">
            <text:p>0.00110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43" calcext:value-type="float">
            <text:p>0.00043</text:p>
          </table:table-cell>
          <table:table-cell table:formula="of:=[.E42]/[.E43]" office:value-type="float" office:value="2.56976744186046" calcext:value-type="float">
            <text:p>2.56976744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022912" calcext:value-type="float">
            <text:p>0.022912</text:p>
          </table:table-cell>
          <table:table-cell table:formula="of:=[.E42]/[.E44]" office:value-type="float" office:value="0.0482280027932961" calcext:value-type="float">
            <text:p>0.04822800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52014" calcext:value-type="float">
            <text:p>0.05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3737" calcext:value-type="float">
            <text:p>0.23737</text:p>
          </table:table-cell>
          <table:table-cell table:formula="of:=[.E45]/[.E46]" office:value-type="float" office:value="0.219126258583646" calcext:value-type="float">
            <text:p>0.21912625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042305" calcext:value-type="float">
            <text:p>0.042305</text:p>
          </table:table-cell>
          <table:table-cell table:formula="of:=[.E45]/[.E47]" office:value-type="float" office:value="1.22950005909467" calcext:value-type="float">
            <text:p>1.22950005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.217369" calcext:value-type="float">
            <text:p>2.2173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605016" calcext:value-type="float">
            <text:p>0.605016</text:p>
          </table:table-cell>
          <table:table-cell table:formula="of:=[.E48]/[.E49]" office:value-type="float" office:value="3.66497580229283" calcext:value-type="float">
            <text:p>3.66497580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830947" calcext:value-type="float">
            <text:p>0.830947</text:p>
          </table:table-cell>
          <table:table-cell table:formula="of:=[.E48]/[.E50]" office:value-type="float" office:value="2.66848427156004" calcext:value-type="float">
            <text:p>2.66848427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1:20.649008782</meta:creation-date>
    <meta:generator>LibreOffice/4.3.7.2$Linux_X86_64 LibreOffice_project/430$Build-2</meta:generator>
    <dc:date>2017-03-16T15:24:19.643363976</dc:date>
    <meta:editing-duration>PT12M2S</meta:editing-duration>
    <meta:editing-cycles>1</meta:editing-cycles>
    <meta:document-statistic meta:table-count="1" meta:cell-count="162" meta:object-count="0"/>
  </office:meta>
</office:document-meta>
</file>